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fo:background-color="transparent" fo:keep-together="auto">
        <style:background-image/>
      </style:table-row-properties>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2"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3" style:family="paragraph" style:parent-style-name="Standard">
      <style:paragraph-properties fo:margin-top="0in" fo:margin-bottom="0in" style:contextual-spacing="false" fo:text-align="center" style:justify-single-word="false"/>
      <style:text-properties officeooo:rsid="005dae11"/>
    </style:style>
    <style:style style:name="P54" style:family="paragraph" style:parent-style-name="Standard">
      <style:text-properties officeooo:paragraph-rsid="006c0eef"/>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Heading_20_1" style:master-page-name="First_20_Page">
      <style:paragraph-properties style:page-number="auto"/>
    </style:style>
    <style:style style:name="P58" style:family="paragraph" style:parent-style-name="Heading_20_1">
      <style:text-properties officeooo:paragraph-rsid="0019cf42"/>
    </style:style>
    <style:style style:name="P59" style:family="paragraph" style:parent-style-name="Heading_20_2">
      <style:text-properties officeooo:paragraph-rsid="004a26ea"/>
    </style:style>
    <style:style style:name="P60" style:family="paragraph" style:parent-style-name="Heading_20_2">
      <style:text-properties officeooo:paragraph-rsid="001db8fc"/>
    </style:style>
    <style:style style:name="P61" style:family="paragraph" style:parent-style-name="Heading_20_2">
      <style:text-properties officeooo:rsid="006c0eef" officeooo:paragraph-rsid="006c0eef"/>
    </style:style>
    <style:style style:name="P62" style:family="paragraph" style:parent-style-name="Heading_20_2" style:list-style-name="">
      <style:paragraph-properties fo:orphans="2" fo:widows="2"/>
    </style:style>
    <style:style style:name="P63" style:family="paragraph" style:parent-style-name="Heading_20_2">
      <style:paragraph-properties fo:break-before="page"/>
    </style:style>
    <style:style style:name="P64" style:family="paragraph" style:parent-style-name="Standard" style:list-style-name="L1"/>
    <style:style style:name="P65" style:family="paragraph" style:parent-style-name="Standard" style:list-style-name="L1">
      <style:text-properties style:font-name="Times New Roman"/>
    </style:style>
    <style:style style:name="P66" style:family="paragraph" style:parent-style-name="Standard" style:master-page-name="Landscape">
      <style:paragraph-properties style:page-number="auto"/>
      <style:text-properties officeooo:paragraph-rsid="0010bd19"/>
    </style:style>
    <style:style style:name="P67" style:family="paragraph">
      <style:paragraph-properties style:writing-mode="lr-tb"/>
      <style:text-properties style:font-name="Times New Roman1" fo:font-size="1pt"/>
    </style:style>
    <style:style style:name="P68" style:family="paragraph">
      <loext:graphic-properties draw:fill="solid" draw:fill-color="#c0c0c0" draw:opacity="50%"/>
      <style:paragraph-properties style:writing-mode="lr-tb"/>
      <style:text-properties style:font-name="Times New Roman1"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07358"/>
    </style:style>
    <style:style style:name="T13" style:family="text">
      <style:text-properties fo:color="#000000" loext:opacity="100%" fo:font-size="12pt" style:font-name-asian="TimesNewRomanPSMT" style:font-size-asian="12pt" style:font-name-complex="TimesNewRomanPSMT" style:font-size-complex="12pt"/>
    </style:style>
    <style:style style:name="T14" style:family="text">
      <style:text-properties officeooo:rsid="0012f730"/>
    </style:style>
    <style:style style:name="T15" style:family="text">
      <style:text-properties officeooo:rsid="0018a014"/>
    </style:style>
    <style:style style:name="T16" style:family="text">
      <style:text-properties officeooo:rsid="0019cf42"/>
    </style:style>
    <style:style style:name="T17" style:family="text">
      <style:text-properties officeooo:rsid="001a67f6"/>
    </style:style>
    <style:style style:name="T18" style:family="text">
      <style:text-properties officeooo:rsid="001d6a4b"/>
    </style:style>
    <style:style style:name="T19" style:family="text">
      <style:text-properties officeooo:rsid="001db8fc"/>
    </style:style>
    <style:style style:name="T20" style:family="text">
      <style:text-properties officeooo:rsid="0020e44c"/>
    </style:style>
    <style:style style:name="T21" style:family="text">
      <style:text-properties officeooo:rsid="00253fb5"/>
    </style:style>
    <style:style style:name="T22" style:family="text">
      <style:text-properties officeooo:rsid="002915f2"/>
    </style:style>
    <style:style style:name="T23" style:family="text">
      <style:text-properties officeooo:rsid="0029e7d9"/>
    </style:style>
    <style:style style:name="T24" style:family="text">
      <style:text-properties officeooo:rsid="002b863c"/>
    </style:style>
    <style:style style:name="T25" style:family="text">
      <style:text-properties officeooo:rsid="003232c2"/>
    </style:style>
    <style:style style:name="T26" style:family="text">
      <style:text-properties officeooo:rsid="00329310"/>
    </style:style>
    <style:style style:name="T27" style:family="text">
      <style:text-properties officeooo:rsid="003449e2"/>
    </style:style>
    <style:style style:name="T28" style:family="text">
      <style:text-properties officeooo:rsid="003ccc61"/>
    </style:style>
    <style:style style:name="T29" style:family="text">
      <style:text-properties officeooo:rsid="003e49ff"/>
    </style:style>
    <style:style style:name="T30" style:family="text">
      <style:text-properties officeooo:rsid="0041f404"/>
    </style:style>
    <style:style style:name="T31" style:family="text">
      <style:text-properties officeooo:rsid="004a26ea"/>
    </style:style>
    <style:style style:name="T32" style:family="text">
      <style:text-properties officeooo:rsid="0050deac"/>
    </style:style>
    <style:style style:name="T33" style:family="text">
      <style:text-properties officeooo:rsid="005544a2"/>
    </style:style>
    <style:style style:name="T34" style:family="text">
      <style:text-properties officeooo:rsid="0055cb66"/>
    </style:style>
    <style:style style:name="T35" style:family="text">
      <style:text-properties officeooo:rsid="005a1873"/>
    </style:style>
    <style:style style:name="T36" style:family="text">
      <style:text-properties officeooo:rsid="005abc0d"/>
    </style:style>
    <style:style style:name="T37" style:family="text">
      <style:text-properties officeooo:rsid="005d16f4"/>
    </style:style>
    <style:style style:name="T38" style:family="text">
      <style:text-properties officeooo:rsid="005dae11"/>
    </style:style>
    <style:style style:name="T39" style:family="text">
      <style:text-properties officeooo:rsid="005dd1b4"/>
    </style:style>
    <style:style style:name="T40" style:family="text">
      <style:text-properties officeooo:rsid="005e890d"/>
    </style:style>
    <style:style style:name="T41" style:family="text">
      <style:text-properties officeooo:rsid="0060103c"/>
    </style:style>
    <style:style style:name="T42" style:family="text">
      <style:text-properties style:font-name="Times New Roman" officeooo:rsid="00615b1c" style:font-name-asian="Times New Roman1" style:font-name-complex="Times New Roman1"/>
    </style:style>
    <style:style style:name="T43" style:family="text">
      <style:text-properties officeooo:rsid="0063cc80"/>
    </style:style>
    <style:style style:name="T44" style:family="text">
      <style:text-properties officeooo:rsid="0065dbf0"/>
    </style:style>
    <style:style style:name="T45" style:family="text">
      <style:text-properties officeooo:rsid="006d1fb7"/>
    </style:style>
    <style:style style:name="T46" style:family="text">
      <style:text-properties style:font-name="Times New Roman1"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547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3634320" text:id="ct105553163634320">
          <text:insertion>
            <office:change-info>
              <dc:creator>Bob Jacobsen</dc:creator>
              <dc:date>2025-01-06T11:00:44</dc:date>
            </office:change-info>
          </text:insertion>
        </text:changed-region>
        <text:changed-region xml:id="ct105553163634560" text:id="ct105553163634560">
          <text:insertion>
            <office:change-info>
              <dc:creator>Bob Jacobsen</dc:creator>
              <dc:date>2025-01-06T11:03: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58" text:outline-level="1"><text:bookmark-start text:name="__RefHeading___Toc3437_1635234148"/>Intended Use (Informative)<text:bookmark-end text:name="__RefHeading___Toc3437_1635234148"/></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16">Normative</text:span>)<text:bookmark-end text:name="__RefHeading___Toc3439_1635234148"/></text:h>
      <text:p text:style-name="Standard">This specification is in the context of the following OpenLCB Standards:</text:p>
      <text:list text:style-name="L1">
        <text:list-item>
          <text:p text:style-name="P65">The OpenLCB Message Network Standard, which <text:span text:style-name="T13">defines the basic messages and how they interact. Higher-level protocols are based on this message network, but are defined elsewhere.</text:span></text:p>
        </text:list-item>
        <text:list-item>
          <text:p text:style-name="P64">The OpenLCB Event Identification Standard, which defines the well-known Events Identifiers.</text:p>
        </text:list-item>
      </text:list>
      <text:h text:style-name="Heading_20_1" text:outline-level="1"><text:bookmark-start text:name="__RefHeading___Toc3441_1635234148"/>Format <text:span text:style-name="T17">(Normative)</text:span><text:bookmark-end text:name="__RefHeading___Toc3441_1635234148"/></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Allocation (Normative)<text:bookmark-end text:name="__RefHeading___Toc3443_1635234148"/></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3">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29">U</text:span>nique <text:span text:style-name="T29">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bookmark-start text:name="__RefHeading___Toc3449_1635234148"/><text:soft-page-break/>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7">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18">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18">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4">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text:bookmark-start text:name="__RefHeading___Toc3451_1635234148"/>Manufacture<text:span text:style-name="T15">r</text:span> Specific<text:bookmark-end text:name="__RefHeading___Toc3451_1635234148"/></text:h>
      <text:p text:style-name="Standard">Manufacturers shall ensure uniqueness for identifiers they assign. <text:s/><text:span text:style-name="T18">Short (8-bit) NMRA DCC manufacture ID's are assigned out of this pool. <text:s/>Please see section </text:span><text:span text:style-name="T18"><text:bookmark-ref text:reference-format="chapter" text:ref-name="__RefHeading__4005_53554088">5.11</text:bookmark-ref></text:span><text:span text:style-name="T18"><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span text:style-name="T35">r</text:span>s who have been assigned a <text:span text:style-name="T27">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18">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4">CBUS <text:s text:c="7"/></text:span>Node ID</text:p>
          </table:table-cell>
          <table:covered-table-cell/>
          <table:table-cell table:style-name="Table7.G2" office:value-type="string">
            <text:p text:style-name="P18"><text:span text:style-name="T18">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18">DCC – </text:span>NMRA</text:p>
          </table:table-cell>
          <table:table-cell table:style-name="Table7.H2" office:value-type="string">
            <text:p text:style-name="P5">NMRA Reserved (for extended manufacture ID numbers). <text:s/><text:span text:style-name="T22">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3">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span text:style-name="T35">r</text:span>s w<text:span text:style-name="T33">ithout </text:span>a DCC Manufacturer ID</text:p>
          </table:table-cell>
        </table:table-row>
      </table:table>
      <text:p text:style-name="P44"/>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4">'</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4">CBUS <text:s text:c="7"/></text:span>Layout ID</text:p>
          </table:table-cell>
          <table:covered-table-cell/>
          <table:table-cell table:style-name="Table16.E4" table:number-columns-spanned="2" office:value-type="string">
            <text:p text:style-name="P18"><text:span text:style-name="T14">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bookmark-start text:name="__RefHeading___Toc3455_1635234148"/><text:soft-page-break/>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32">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1">5</text:span></text:p>
          </table:table-cell>
          <table:table-cell table:style-name="Table4.B2" office:value-type="string">
            <text:p text:style-name="P24">0<text:span text:style-name="T31">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4">16</text:span>-bit assigned ranges. <text:s/>The least significant two bytes are sequentially assigned.</text:p>
          </table:table-cell>
        </table:table-row>
        <table:table-row table:style-name="Table4.1">
          <table:table-cell table:style-name="Table4.A4" office:value-type="string">
            <text:p text:style-name="P24">0<text:span text:style-name="T31">5</text:span></text:p>
          </table:table-cell>
          <table:table-cell table:style-name="Table4.B4" office:value-type="string">
            <text:p text:style-name="P24">0<text:span text:style-name="T31">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4">24</text:span>-bit assigned ranges. <text:s/>The least significant three bytes are sequentially assigned.</text:p>
          </table:table-cell>
        </table:table-row>
      </table:table>
      <text:p text:style-name="P42"/>
      <text:h text:style-name="P59" text:outline-level="2"><text:bookmark-start text:name="__RefHeading___Toc3459_1635234148"/>Locomotive Control Systems<text:bookmark-end text:name="__RefHeading___Toc3459_1635234148"/></text:h>
      <text:p text:style-name="Standard">This Unique <text:span text:style-name="T28">I</text:span>dentifier range (starting with a most significant byte value of 0x06) <text:span text:style-name="T36">is</text:span> allocated for locomotive control systems. <text:span text:style-name="T43">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0 - FF</text:p>
          </table:table-cell>
          <table:table-cell table:style-name="Table19.G2" office:value-type="string">
            <text:p text:style-name="P18">OpenLCB</text:p>
          </table:table-cell>
          <table:table-cell table:style-name="Table19.H2" office:value-type="string">
            <text:p text:style-name="Standard">DC system<text:span text:style-name="T28">. </text:span><text:span text:style-name="T38">Valid byte 6 values are 0 to 255, and correspond with the DC cab ID in a multi-cab block system.</text:span></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span text:style-name="T28">. </text:span><text:span text:style-name="T39">Undefined values are reserved.</text:span></text:p>
          </table:table-cell>
        </table:table-row>
        <table:table-row>
          <table:table-cell table:style-name="Table19.A4" office:value-type="string">
            <text:p text:style-name="P18"><text:span text:style-name="T36">06</text:span>‍</text:p>
          </table:table-cell>
          <table:table-cell table:style-name="Table19.B4" office:value-type="string">
            <text:p text:style-name="P48">01</text:p>
          </table:table-cell>
          <table:table-cell table:style-name="Table19.C4" office:value-type="string">
            <text:p text:style-name="P48">00</text:p>
          </table:table-cell>
          <table:table-cell table:style-name="Table19.D4" office:value-type="string">
            <text:p text:style-name="P48">00</text:p>
          </table:table-cell>
          <table:table-cell table:style-name="Table19.E2" office:value-type="string">
            <text:p text:style-name="P48">00</text:p>
          </table:table-cell>
          <table:table-cell table:style-name="Table19.E2" office:value-type="string">
            <text:p text:style-name="P48">0<text:span text:style-name="T39">0</text:span> - <text:span text:style-name="T44">7</text:span>F</text:p>
          </table:table-cell>
          <table:table-cell table:style-name="Table19.G4" office:value-type="string">
            <text:p text:style-name="P48">OpenLCB</text:p>
          </table:table-cell>
          <table:table-cell table:style-name="Table19.H4" office:value-type="string">
            <text:p text:style-name="P49">DCC <text:span text:style-name="T39">s</text:span>hort (7-bit) address. Valid <text:span text:style-name="T37">byte 6 </text:span>values are <text:span text:style-name="T39">0</text:span> to 127. <text:span text:style-name="T37">0 </text:span><text:span text:style-name="T39">is the broadcast address and can be used to control all DCC short and long address locomotives. </text:span><text:span text:style-name="T44">All other values are reserved.</text:span></text:p>
          </table:table-cell>
        </table:table-row>
        <table:table-row>
          <table:table-cell table:style-name="Table19.A2" office:value-type="string">
            <text:p text:style-name="P18">‍<text:span text:style-name="T36">06</text:span></text:p>
          </table:table-cell>
          <table:table-cell table:style-name="Table19.B2" office:value-type="string">
            <text:p text:style-name="P48">01</text:p>
          </table:table-cell>
          <table:table-cell table:style-name="Table19.C2" office:value-type="string">
            <text:p text:style-name="P50">00</text:p>
          </table:table-cell>
          <table:table-cell table:style-name="Table19.D2" office:value-type="string">
            <text:p text:style-name="P50">00</text:p>
          </table:table-cell>
          <table:table-cell table:style-name="Table19.E5" table:number-columns-spanned="2" office:value-type="string">
            <text:p text:style-name="P50">C000 - <text:span text:style-name="T41">E7</text:span>FF</text:p>
          </table:table-cell>
          <table:covered-table-cell/>
          <table:table-cell table:style-name="Table19.G5" office:value-type="string">
            <text:p text:style-name="P48">OpenLCB</text:p>
          </table:table-cell>
          <table:table-cell table:style-name="Table19.H3" office:value-type="string">
            <text:p text:style-name="P49">DCC <text:span text:style-name="T39">l</text:span>ong (14-bit) address Valid <text:span text:style-name="T37">byte 5 and 6 </text:span>values are 0 to 10239 <text:span text:style-name="T39">logically </text:span><text:span text:style-name="T7">or’d with 0xC000, consistent with DCC conventions. Byte 5 is the most significant byte and </text:span><text:span text:style-name="T8">b</text:span><text:span text:style-name="T7">yte 6 is the least significant byte. </text:span><text:span text:style-name="T8">All other values are reserved.</text:span></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span text:style-name="T28">.</text:span></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2" office:value-type="string">
            <text:p text:style-name="P51">00</text:p>
          </table:table-cell>
          <table:table-cell table:style-name="Table19.E2" office:value-type="string">
            <text:p text:style-name="P51">01 - 63</text:p>
          </table:table-cell>
          <table:table-cell table:style-name="Table19.G2" office:value-type="string">
            <text:p text:style-name="P51">OpenLCB</text:p>
          </table:table-cell>
          <table:table-cell table:style-name="Table19.H2" office:value-type="string">
            <text:p text:style-name="P52">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18">‍<text:span text:style-name="T39">06</text:span></text:p>
          </table:table-cell>
          <table:table-cell table:style-name="Table19.B2" office:value-type="string">
            <text:p text:style-name="P51">02</text:p>
          </table:table-cell>
          <table:table-cell table:style-name="Table19.C2" office:value-type="string">
            <text:p text:style-name="P51">00</text:p>
          </table:table-cell>
          <table:table-cell table:style-name="Table19.D2" office:value-type="string">
            <text:p text:style-name="P51">00</text:p>
          </table:table-cell>
          <table:table-cell table:style-name="Table19.E8" table:number-columns-spanned="2" office:value-type="string">
            <text:p text:style-name="P51">C000 - E70F</text:p>
          </table:table-cell>
          <table:covered-table-cell/>
          <table:table-cell table:style-name="Table19.G8" office:value-type="string">
            <text:p text:style-name="P51">OpenLCB</text:p>
          </table:table-cell>
          <table:table-cell table:style-name="Table19.H2" office:value-type="string">
            <text:p text:style-name="P52">TMCC 4-digit address. Valid byte 5 and 6 values are 0 to 9999 logically or<text:span text:style-name="T6">’d with 0xC000. Byte 5 is the most significant byte and byte 6 is the least significant byte. 0</text:span><text:span text:style-name="T10">x</text:span><text:span text:style-name="T6">C000 is the broadcast address and can be used to control all TMCC 4-digit locomotives. All </text:span><text:span text:style-name="T9">other values are reserved.</text:span></text:p>
          </table:table-cell>
        </table:table-row>
        <table:table-row table:style-name="Table19.9">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3">00</text:p>
          </table:table-cell>
          <table:table-cell table:style-name="Table19.D2" office:value-type="string">
            <text:p text:style-name="P53">00</text:p>
          </table:table-cell>
          <table:table-cell table:style-name="Table19.E2" office:value-type="string">
            <text:p text:style-name="P53">00</text:p>
          </table:table-cell>
          <table:table-cell table:style-name="Table19.E2" office:value-type="string">
            <text:p text:style-name="P53">01-50</text:p>
          </table:table-cell>
          <table:table-cell table:style-name="Table19.G2" office:value-type="string">
            <text:p text:style-name="P18">OpenLCB</text:p>
          </table:table-cell>
          <table:table-cell table:style-name="Table19.H9" office:value-type="string">
            <text:p text:style-name="P8">M<text:span text:style-name="T42">ä</text:span>rklin/Motorola system. Valid byte 6 values are 1 to 80, all other values are reserved.</text:p>
          </table:table-cell>
        </table:table-row>
        <table:table-row>
          <table:table-cell table:style-name="Table19.A10" office:value-type="string">
            <text:p text:style-name="P18">06</text:p>
          </table:table-cell>
          <table:table-cell table:style-name="Table19.B10" office:value-type="string">
            <text:p text:style-name="P18">04</text:p>
          </table:table-cell>
          <table:table-cell table:style-name="Table19.C10" office:value-type="string">
            <text:p text:style-name="P18">*</text:p>
          </table:table-cell>
          <table:table-cell table:style-name="Table19.D10" office:value-type="string">
            <text:p text:style-name="P18">*</text:p>
          </table:table-cell>
          <table:table-cell table:style-name="Table19.E10" office:value-type="string">
            <text:p text:style-name="P18">*</text:p>
          </table:table-cell>
          <table:table-cell table:style-name="Table19.E10" office:value-type="string">
            <text:p text:style-name="P18">*</text:p>
          </table:table-cell>
          <table:table-cell table:style-name="Table19.G10" office:value-type="string">
            <text:p text:style-name="P18">OpenLCB</text:p>
          </table:table-cell>
          <table:table-cell table:style-name="Table19.H10" office:value-type="string">
            <text:p text:style-name="P5">MTH DCS, <text:span text:style-name="T40">reserved for future definition</text:span>, <text:span text:style-name="T28">do not use.</text:span></text:p>
          </table:table-cell>
        </table:table-row>
      </table:table>
      <text:p text:style-name="Standard"/>
      <text:h text:style-name="Heading_20_2" text:outline-level="2"><text:bookmark-start text:name="__RefHeading___Toc3461_1635234148"/>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xt:soft-page-break/>Temporary Assigned by Software at Runtime<text:bookmark-end text:name="__RefHeading___Toc3463_1635234148"/></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36">i</text:span>nstallation operates one or more leasing services, they must be assigned disjoint ranges to hand out identifiers from. Globally available leasing services (such as over the Internet) shall have a unique range assigned to them.</text:p>
      <text:p text:style-name="P40"><text:span text:style-name="T11">Because Unique Event Identifiers assigned out of this range could be captured and disseminated into use by nodes that could become unaware of </text:span><text:span text:style-name="T12">a</text:span><text:span text:style-name="T11"> lease expiration </text:span><text:span text:style-name="T12">and reassignment</text:span><text:span text:style-name="T11">, Unique Event Identifiers shall not be assigned out of this range</text:span>.</text:p>
      <text:p text:style-name="P37">It is possible that a future OpenLCB protocol may, or may not, define a mechanism to <text:span text:style-name="T21">negotiate</text:span> a Unique Identifier lease over an OpenLCB network. <text:s/><text:span text:style-name="T26">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span text:style-name="T35">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60" text:outline-level="2"><text:bookmark-start text:name="__RefHeading__4005_53554088"/><text:soft-page-break/><text:span text:style-name="T19">Long (16-bit) NMRA DCC </text:span>Manufacture<text:span text:style-name="T15">r</text:span> Specific<text:bookmark-end text:name="__RefHeading__4005_53554088"/></text:h>
      <text:p text:style-name="P39">Manufacturers shall ensure uniqueness for identifiers they assign. <text:s/><text:span text:style-name="T19">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0">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span text:style-name="T35">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18">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4">CBUS <text:s text:c="7"/></text:span>Node ID</text:p>
          </table:table-cell>
          <table:covered-table-cell/>
          <table:table-cell table:style-name="Table2.G2" office:value-type="string">
            <text:p text:style-name="P20"><text:span text:style-name="T18">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0">9</text:span></text:p>
          </table:table-cell>
          <table:table-cell table:style-name="Table2.B3" office:value-type="string">
            <text:p text:style-name="P20">0<text:span text:style-name="T20">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18">DCC – </text:span>NMRA</text:p>
          </table:table-cell>
          <table:table-cell table:style-name="Table2.H2" office:value-type="string">
            <text:p text:style-name="P6">NMRA Reserved (for extended manufacture ID numbers). <text:s/><text:span text:style-name="T25">Not available for use.</text:span></text:p>
          </table:table-cell>
        </table:table-row>
      </table:table>
      <text:p text:style-name="P39"/>
      <text:h text:style-name="P61" text:outline-level="2"><text:bookmark-start text:name="__RefHeading___Toc2172_3974182484"/><text:change-start text:change-id="ct105553163634320"/>Locally-<text:span text:style-name="T45">Allocated</text:span> Identifiers<text:bookmark-end text:name="__RefHeading___Toc2172_3974182484"/></text:h>
      <text:p text:style-name="P54">This Unique Identifier range (starting with the most significant byte value of 0x0A) is reserved for the creation of locally-<text:span text:style-name="T45">allocated</text:span> identifiers. <text:s/>For example, a club might <text:span text:style-name="T45">allocate</text:span> EventIDs from this range with subfields that identify the type, location and function served by each EventID. <text:s/>Selecting Unique IDs and Event IDs from this range will ensure that installing new globally-unique hardware and software will not cause conflicts with the locally-<text:span text:style-name="T45">allocated</text:span> IDs.</text:p>
      <text:h text:style-name="P62" text:outline-level="2"><text:change-end text:change-id="ct105553163634320"/><text:change-start text:change-id="ct105553163634560"/></text:h>
      <text:h text:style-name="P63" text:outline-level="2"><text:bookmark-start text:name="__RefHeading___Toc3465_1635234148"/><text:change-end text:change-id="ct105553163634560"/>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text:s/>Introduction (Informative)<text:tab/>1</text:p>
          <text:p text:style-name="P55"><text:s/>2 <text:s/>Intended Use (Informative)<text:tab/>1</text:p>
          <text:p text:style-name="P55"><text:s/>3 <text:s/>References and Context (Normative)<text:tab/>1</text:p>
          <text:p text:style-name="P55"><text:s/>4 <text:s/>Format (Normative)<text:tab/>1</text:p>
          <text:p text:style-name="P55"><text:s/>5 <text:s/>Allocation (Normative)<text:tab/>1</text:p>
          <text:p text:style-name="P56"><text:s/>5.1 <text:s/>Overview<text:tab/>2</text:p>
          <text:p text:style-name="P56"><text:s/>5.2 <text:s/>Reserved Leading Zero<text:tab/>2</text:p>
          <text:p text:style-name="P56"><text:s/>5.3 <text:s/>Well-Known Global Identifiers<text:tab/>3</text:p>
          <text:p text:style-name="P56"><text:s/>5.4 <text:s/>Manufacturer Specific<text:tab/>3</text:p>
          <text:p text:style-name="P56"><text:s/>5.5 <text:s/>Self-Assigning Groups<text:tab/>4</text:p>
          <text:p text:style-name="P56"><text:s/>5.6 <text:s/>Assigned by Software at Runtime<text:tab/>5</text:p>
          <text:p text:style-name="P56"><text:s/>5.7 <text:s/>Specifically Assigned by Request<text:tab/>5</text:p>
          <text:p text:style-name="P56"><text:s/>5.8 <text:s/>Locomotive Control Systems<text:tab/>5</text:p>
          <text:p text:style-name="P56"><text:s/>5.9 <text:s/>RFID and NFC<text:tab/>6</text:p>
          <text:p text:style-name="P56"><text:s/>5.10 <text:s/>Temporary Assigned by Software at Runtime<text:tab/>7</text:p>
          <text:p text:style-name="P56"><text:s/>5.11 <text:s/>Long (16-bit) NMRA DCC Manufacturer Specific<text:tab/>8</text:p>
          <text:p text:style-name="P56"><text:s/>5.12 <text:s/>Locally-Allocated Identifiers<text:tab/>8</text:p>
          <text:p text:style-name="P56"><text:s/>5.13 <text:s/>Reserved Unique Identifiers<text:tab/>9</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style>
    <style:style style:name="MP3" style:family="paragraph">
      <loext:graphic-properties draw:fill="solid" draw:fill-color="#c0c0c0" draw:opacity="50%"/>
      <style:paragraph-properties style:writing-mode="lr-tb"/>
      <style:text-properties style:font-name="Times New Roman1"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style:font-name="Times New Roman1" fo:font-size="1pt"/>
    </style:style>
    <style:style style:name="MT2" style:family="text">
      <style:text-properties fo:font-size="8pt" officeooo:rsid="0016888d" style:font-size-asian="8pt" style:font-size-complex="8pt"/>
    </style:style>
    <style:style style:name="MT3"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5472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7" draw:name="PowerPlusWaterMarkObject" draw:style-name="Mgr1" draw:text-style-name="MP3" svg:width="7.9996in" svg:height="2.5469in" draw:transform="rotate (0.785398163397448) translate (0.984027777777778in 5.17777777777778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3"><text:tab/> <text:s text:c="5"/>Page </text:span></text:span><text:span text:style-name="Page_20_Number"><text:span text:style-name="MT3"><text:page-number text:select-page="current">9</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anuary 7, 2025</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anuary 7, 2025</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5874343832021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anuary 7, 2025</text:user-defined></text:span></text:span></text:p>
      </style:footer>
    </style:master-page>
    <style:master-page style:name="Landscape" style:page-layout-name="Mpm3" draw:style-name="Mdp1">
      <style:header>
        <text:p text:style-name="MP10">OpenLCB Unique Identifiers Standard<draw:custom-shape text:anchor-type="char" draw:z-index="9" draw:name="PowerPlusWaterMarkObject" draw:style-name="Mgr3" draw:text-style-name="MP3" svg:width="6.9248in" svg:height="2.2043in" draw:transform="rotate (0.785398163397448) translate (0.234722222222222in 5.99295166229221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2">Copyright 2011-</text:span></text:span><text:span text:style-name="Page_20_Number"><text:span text:style-name="MT2"><text:user-defined style:data-style-name="N0" text:name="OLCByear">2025</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anuary 7, 2025</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10"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1"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2" draw:name="PowerPlusWaterMarkObject" draw:style-name="Mgr4" draw:text-style-name="MP3" svg:width="4.4878in" svg:height="1.4287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3"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4" draw:name="PowerPlusWaterMarkObject" draw:style-name="Mgr5" draw:text-style-name="MP3" svg:width="7.3185in" svg:height="2.330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5"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6" draw:name="PowerPlusWaterMarkObject" draw:style-name="Mgr3"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30</meta:editing-cycles>
    <meta:editing-duration>P1DT16H37M49S</meta:editing-duration>
    <meta:generator>LibreOffice/7.4.6.2$MacOSX_X86_64 LibreOffice_project/5b1f5509c2decdade7fda905e3e1429a67acd63d</meta:generator>
    <dc:date>2025-06-14T08:35:06.012580977</dc:date>
    <meta:printed-by>Bob Jacobsen</meta:printed-by>
    <meta:print-date>2010-10-24T14:21:59</meta:print-date>
    <dc:creator>Bob Jacobsen</dc:creator>
    <meta:document-statistic meta:table-count="12" meta:image-count="1" meta:object-count="0" meta:page-count="10" meta:paragraph-count="553" meta:word-count="2549" meta:character-count="15193" meta:non-whitespace-character-count="13048"/>
    <meta:user-defined meta:name="OLCBdate">January 7, 2025</meta:user-defined>
    <meta:user-defined meta:name="OLCBstatus">Draft</meta:user-defined>
    <meta:user-defined meta:name="OLCByear">2025</meta:user-defined>
  </office:meta>
</office:document-meta>
</file>